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3" style:family="table-cell" style:parent-style-name="Default">
      <style:table-cell-properties fo:background-color="#ff0000"/>
    </style:style>
    <style:style style:name="ce2"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3"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 office:value-type="string" calcext:value-type="string">
            <text:p>+2 qual.</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 office:value-type="string" calcext:value-type="string">
            <text:p>+2 benefit.</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0 skill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 office:value-type="string" calcext:value-type="string">
            <text:p>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2"/>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2"/>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2"/>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3" office:value-type="string" calcext:value-type="string">
            <text:p>CAN’T HAVE 2 OF THE SAME SKILL choose: none, gain +1 benefit roll AND gain +1 sci AND gain +1 sci AND (roll d3: gain 1 enemy, gain 2 enemy, gain 3 enemy)</text:p>
          </table:table-cell>
          <table:table-cell table:number-columns-repeated="4"/>
          <table:table-cell table:style-name="ce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number-columns-repeated="6"/>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table:number-columns-repeated="6"/>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number-columns-repeated="6"/>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number-columns-repeated="6"/>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number-columns-repeated="6"/>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table:number-columns-repeated="6"/>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table:number-columns-repeated="6"/>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table:number-columns-repeated="6"/>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table:number-columns-repeated="6"/>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table:number-columns-repeated="6"/>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number-columns-repeated="6"/>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table:number-columns-repeated="6"/>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number-columns-repeated="6"/>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table:number-columns-repeated="6"/>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number-columns-repeated="6"/>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table:number-columns-repeated="6"/>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table:number-columns-repeated="6"/>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number-columns-repeated="6"/>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9T13:33:08.100000000</dc:date>
    <meta:editing-duration>P1DT10H12M35S</meta:editing-duration>
    <meta:editing-cycles>156</meta:editing-cycles>
    <meta:generator>LibreOffice/7.3.6.2$Windows_X86_64 LibreOffice_project/c28ca90fd6e1a19e189fc16c05f8f8924961e12e</meta:generator>
    <meta:document-statistic meta:table-count="6" meta:cell-count="1324" meta:object-count="0"/>
  </office:meta>
</office:document-meta>
</file>